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000000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607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2.032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94bd5e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37cm" svg:y1="1.889cm" svg:x2="4.048cm" svg:y2="2.778cm">
          <text:p/>
        </draw:line>
        <draw:line draw:style-name="gr1" draw:text-style-name="P1" draw:layer="layout" svg:x1="3.413cm" svg:y1="3.667cm" svg:x2="2.016cm" svg:y2="5.318cm">
          <text:p/>
        </draw:line>
        <draw:line draw:style-name="gr1" draw:text-style-name="P1" draw:layer="layout" svg:x1="4.048cm" svg:y1="3.667cm" svg:x2="5.826cm" svg:y2="5.445cm">
          <text:p/>
        </draw:line>
        <draw:line draw:style-name="gr1" draw:text-style-name="P1" draw:layer="layout" svg:x1="5.953cm" svg:y1="6.334cm" svg:x2="4.429cm" svg:y2="8.112cm">
          <text:p/>
        </draw:line>
        <draw:line draw:style-name="gr1" draw:text-style-name="P1" draw:layer="layout" svg:x1="6.334cm" svg:y1="6.334cm" svg:x2="7.858cm" svg:y2="8.112cm">
          <text:p/>
        </draw:line>
        <draw:custom-shape draw:style-name="gr2" draw:text-style-name="P1" draw:layer="layout" svg:width="2.667cm" svg:height="1.651cm" svg:x="4.81cm" svg:y="6.58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921cm" svg:y1="8.747cm" svg:x2="3.413cm" svg:y2="9.382cm">
          <text:p/>
        </draw:line>
        <draw:line draw:style-name="gr3" draw:text-style-name="P1" draw:layer="layout" svg:x1="4.556cm" svg:y1="8.747cm" svg:x2="5.064cm" svg:y2="9.382cm">
          <text:p/>
        </draw:line>
        <draw:frame draw:style-name="gr4" draw:text-style-name="P2" draw:layer="layout" svg:width="2.54cm" svg:height="0.857cm" svg:x="5.191cm" svg:y="7.509cm">
          <draw:text-box>
            <text:p><text:span text:style-name="T1">Delta</text:span></text:p>
          </draw:text-box>
        </draw:frame>
        <draw:frame draw:style-name="gr5" draw:text-style-name="P2" draw:layer="layout" svg:width="5.08cm" svg:height="0.857cm" svg:x="6.715cm" svg:y="5.445cm">
          <draw:text-box>
            <text:p><text:span text:style-name="T1">Knoten Change ID</text:span></text:p>
          </draw:text-box>
        </draw:frame>
        <draw:frame draw:style-name="gr6" draw:text-style-name="P2" draw:layer="layout" svg:width="3.048cm" svg:height="0.885cm" svg:x="1cm" svg:y="7.989cm">
          <draw:text-box>
            <text:p><text:span text:style-name="T1">ID </text:span><text:span text:style-name="T1">Kind 0</text:span></text:p>
          </draw:text-box>
        </draw:frame>
        <draw:frame draw:style-name="gr6" draw:text-style-name="P2" draw:layer="layout" svg:width="3.048cm" svg:height="0.885cm" svg:x="8.62cm" svg:y="7.989cm">
          <draw:text-box>
            <text:p><text:span text:style-name="T1">ID </text:span><text:span text:style-name="T1">Kind 1 </text:span></text:p>
          </draw:text-box>
        </draw:frame>
        <draw:frame draw:style-name="gr7" draw:text-style-name="P2" draw:layer="layout" svg:width="7.112cm" svg:height="3.887cm" svg:x="6.588cm" svg:y="1.254cm">
          <draw:text-box>
            <text:p><text:span text:style-name="T2">Deltaobjekt:</text:span><text:span text:style-name="T1"> </text:span></text:p>
            <text:p><text:span text:style-name="T1">Adresszahl 8</text:span></text:p>
            <text:p><text:span text:style-name="T1">Bitebene Elternknoten 3</text:span></text:p>
            <text:p><text:span text:style-name="T1">Bitebene Knoten 1</text:span></text:p>
            <text:p><text:span text:style-name="T1">ID Kind 0</text:span></text:p>
            <text:p><text:span text:style-name="T1">ID Kind 1</text:span></text:p>
          </draw:text-box>
        </draw:frame>
        <draw:custom-shape draw:style-name="gr8" draw:text-style-name="P1" draw:layer="layout" svg:width="0.889cm" svg:height="0.889cm" svg:x="3.286cm" svg:y="2.905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889cm" svg:height="0.889cm" svg:x="5.699cm" svg:y="5.445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762cm" svg:height="0.762cm" svg:x="1.381cm" svg:y="5.318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889cm" svg:height="0.889cm" svg:x="7.604cm" svg:y="7.985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889cm" svg:height="0.889cm" svg:x="3.794cm" svg:y="7.985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otyp </meta:initial-creator>
    <meta:creation-date>2014-08-07T09:30:42.478781602</meta:creation-date>
    <dc:date>2014-08-30T23:17:15.795381792</dc:date>
    <dc:creator>prototyp </dc:creator>
    <meta:editing-duration>PT15M5S</meta:editing-duration>
    <meta:editing-cycles>3</meta:editing-cycles>
    <meta:generator>LibreOffice/4.2.4.2$Linux_X86_64 LibreOffice_project/420m0$Build-2</meta:generator>
    <meta:document-statistic meta:object-count="18"/>
  </office:meta>
</office:document-meta>
</file>